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8.85pt" svg:height="354.81pt" svg:x="470.35pt" svg:y="75.09pt">
            <loext:p draw:notify-on-update-of-ranges="Sheet1.A1:Sheet1.A1 Sheet1.B1:Sheet1.F1 Sheet1.A2:Sheet1.A2 Sheet1.B2:Sheet1.F2 Sheet1.A3:Sheet1.A3 Sheet1.B3:Sheet1.F3 Sheet1.A4:Sheet1.A4 Sheet1.B4:Sheet1.F4 Sheet1.A5:Sheet1.A5 Sheet1.B5:Sheet1.F5 Sheet1.A6:Sheet1.A6 Sheet1.B6:Sheet1.F6 Sheet1.A7:Sheet1.A7 Sheet1.B7:Sheet1.F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actor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1:10:10.954446286</meta:creation-date>
    <dc:date>2017-01-12T01:53:33.376983537</dc:date>
    <meta:editing-duration>PT11S</meta:editing-duration>
    <meta:editing-cycles>1</meta:editing-cycles>
    <meta:document-statistic meta:table-count="1" meta:cell-count="4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891cm" svg:height="12.518cm" xlink:href=".." xlink:type="simple" chart:class="chart:line" chart:style-name="ch1">
        <chart:title svg:x="7.777cm" svg:y="0.386cm" chart:style-name="ch2">
          <text:p>Values when changing cooling factor</text:p>
        </chart:title>
        <chart:legend chart:legend-position="end" svg:x="21.124cm" svg:y="4.715cm" style:legend-expansion="high" chart:style-name="ch3"/>
        <chart:plot-area chart:style-name="ch4" table:cell-range-address="Sheet1.A1:Sheet1.F7" chart:data-source-has-labels="both" svg:x="1.468cm" svg:y="1.415cm" svg:width="19.199cm" svg:height="9.872cm">
          <chartooo:coordinate-region svg:x="2.089cm" svg:y="1.614cm" svg:width="18.152cm" svg:height="9.026cm"/>
          <chart:axis chart:dimension="x" chart:name="primary-x" chart:style-name="ch5" chartooo:axis-type="auto">
            <chartooo:date-scale/>
            <chart:title svg:x="10.56cm" svg:y="11.537cm" chart:style-name="ch6">
              <text:p>Factor</text:p>
            </chart:title>
            <chart:categories table:cell-range-address="Sheet1.B1:Sheet1.F1"/>
          </chart:axis>
          <chart:axis chart:dimension="y" chart:name="primary-y" chart:style-name="ch7">
            <chart:title svg:x="0.451cm" svg:y="6.832cm" chart:style-name="ch8">
              <text:p>Score</text:p>
            </chart:title>
            <chart:grid chart:style-name="ch9" chart:class="major"/>
          </chart:axis>
          <chart:series chart:style-name="ch10" chart:values-cell-range-address="Sheet1.B2:Sheet1.F2" chart:label-cell-address="Sheet1.A2:Sheet1.A2" chart:class="chart:line">
            <chart:data-point chart:repeated="5"/>
          </chart:series>
          <chart:series chart:style-name="ch11" chart:values-cell-range-address="Sheet1.B3:Sheet1.F3" chart:label-cell-address="Sheet1.A3:Sheet1.A3" chart:class="chart:line">
            <chart:data-point chart:repeated="5"/>
          </chart:series>
          <chart:series chart:style-name="ch12" chart:values-cell-range-address="Sheet1.B4:Sheet1.F4" chart:label-cell-address="Sheet1.A4:Sheet1.A4" chart:class="chart:line">
            <chart:data-point chart:repeated="5"/>
          </chart:series>
          <chart:series chart:style-name="ch13" chart:values-cell-range-address="Sheet1.B5:Sheet1.F5" chart:label-cell-address="Sheet1.A5:Sheet1.A5" chart:class="chart:line">
            <chart:data-point chart:repeated="5"/>
          </chart:series>
          <chart:series chart:style-name="ch14" chart:values-cell-range-address="Sheet1.B6:Sheet1.F6" chart:label-cell-address="Sheet1.A6:Sheet1.A6" chart:class="chart:line">
            <chart:data-point chart:repeated="5"/>
          </chart:series>
          <chart:series chart:style-name="ch15" chart:values-cell-range-address="Sheet1.B7:Sheet1.F7" chart:label-cell-address="Sheet1.A7:Sheet1.A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95">
                <text:p>0.95</text:p>
                <draw:g>
                  <svg:desc>Sheet1.B1:Sheet1.F1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2:Sheet1.A2</svg:desc>
                </draw:g>
              </table:table-cell>
              <table:table-cell office:value-type="float" office:value="108">
                <text:p>108</text:p>
                <draw:g>
                  <svg:desc>Sheet1.B2:Sheet1.F2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A</text:p>
                <draw:g>
                  <svg:desc>Sheet1.A3:Sheet1.A3</svg:desc>
                </draw:g>
              </table:table-cell>
              <table:table-cell office:value-type="float" office:value="86">
                <text:p>86</text:p>
                <draw:g>
                  <svg:desc>Sheet1.B3:Sheet1.F3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B</text:p>
                <draw:g>
                  <svg:desc>Sheet1.A4:Sheet1.A4</svg:desc>
                </draw:g>
              </table:table-cell>
              <table:table-cell office:value-type="float" office:value="112">
                <text:p>112</text:p>
                <draw:g>
                  <svg:desc>Sheet1.B4:Sheet1.F4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A</text:p>
                <draw:g>
                  <svg:desc>Sheet1.A5:Sheet1.A5</svg:desc>
                </draw:g>
              </table:table-cell>
              <table:table-cell office:value-type="float" office:value="112">
                <text:p>112</text:p>
                <draw:g>
                  <svg:desc>Sheet1.B5:Sheet1.F5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B</text:p>
                <draw:g>
                  <svg:desc>Sheet1.A6:Sheet1.A6</svg:desc>
                </draw:g>
              </table:table-cell>
              <table:table-cell office:value-type="float" office:value="107">
                <text:p>107</text:p>
                <draw:g>
                  <svg:desc>Sheet1.B6:Sheet1.F6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A</text:p>
                <draw:g>
                  <svg:desc>Sheet1.A7:Sheet1.A7</svg:desc>
                </draw:g>
              </table:table-cell>
              <table:table-cell office:value-type="float" office:value="80">
                <text:p>80</text:p>
                <draw:g>
                  <svg:desc>Sheet1.B7:Sheet1.F7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